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uisseIntl" svg:font-family="SuisseIntl, Helvetica, Arial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-1cm" fo:margin-right="0cm" fo:margin-top="0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SuisseIntl" fo:font-size="10.1499996185303pt" fo:letter-spacing="normal" fo:font-style="normal" fo:font-weight="bold"/>
    </style:style>
    <style:style style:name="P2" style:family="paragraph" style:parent-style-name="Standard">
      <style:paragraph-properties fo:margin-left="-1cm" fo:margin-right="0cm"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Standard">
      <style:paragraph-properties fo:margin-left="-1cm" fo:margin-right="0cm" fo:margin-top="0cm" fo:margin-bottom="0cm" style:contextual-spacing="false" fo:text-align="center" style:justify-single-word="false" fo:text-indent="0cm" style:auto-text-indent="false"/>
      <style:text-properties fo:font-size="36pt" style:font-size-asian="36pt" style:font-size-complex="36pt"/>
    </style:style>
    <style:style style:name="P4" style:family="paragraph" style:parent-style-name="Standard">
      <style:paragraph-properties fo:margin-left="-1cm" fo:margin-right="0cm" fo:margin-top="0cm" fo:margin-bottom="0cm" style:contextual-spacing="false" fo:text-align="end" style:justify-single-word="false" fo:text-indent="0cm" style:auto-text-indent="false"/>
    </style:style>
    <style:style style:name="P5" style:family="paragraph" style:parent-style-name="Standard">
      <style:paragraph-properties fo:margin-left="-1cm" fo:margin-right="0cm" fo:margin-top="0cm" fo:margin-bottom="0cm" style:contextual-spacing="false" fo:text-align="end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-1cm" fo:margin-right="0cm" fo:margin-top="0cm" fo:margin-bottom="0cm" style:contextual-spacing="false" fo:text-align="center" style:justify-single-word="false" fo:text-indent="0cm" style:auto-text-indent="false"/>
      <style:text-properties officeooo:rsid="00046a24" officeooo:paragraph-rsid="00046a24"/>
    </style:style>
    <style:style style:name="P7" style:family="paragraph" style:parent-style-name="Standard">
      <style:paragraph-properties fo:margin-left="-1cm" fo:margin-right="0cm" fo:margin-top="0cm" fo:margin-bottom="0cm" style:contextual-spacing="false" fo:text-align="end" style:justify-single-word="false" fo:text-indent="0cm" style:auto-text-indent="false"/>
      <style:text-properties officeooo:rsid="00046a24" officeooo:paragraph-rsid="00046a24"/>
    </style:style>
    <style:style style:name="P8" style:family="paragraph" style:parent-style-name="Standard">
      <style:paragraph-properties fo:margin-left="-1cm" fo:margin-right="0cm" fo:margin-top="0cm" fo:margin-bottom="0cm" style:contextual-spacing="false" fo:text-align="center" style:justify-single-word="false" fo:text-indent="0cm" style:auto-text-indent="false"/>
      <style:text-properties fo:font-size="16pt" officeooo:rsid="00046a24" officeooo:paragraph-rsid="00046a24" style:font-size-asian="16pt" style:font-size-complex="16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loext:padding="0cm" loext:border="none"/>
    </style:style>
    <style:style style:name="T3" style:family="text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46a24" style:font-size-asian="14pt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Средняя общеобразовательная школа №81 им. Героя Советского Союза Мусы Джалиля</text:span><text:span text:style-name="T1"> </text:span></text:h>
      <text:p text:style-name="P2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pan text:style-name="T3">ДОКЛАД </text:span></text:p>
      <text:p text:style-name="P6"><text:span text:style-name="T4">по литературе <text:s/>тема</text:span></text:p>
      <text:p text:style-name="P8">«Биография <text:s/>И.<text:span text:style-name="T8">А. Бунина»</text:span></text:p>
      <text:p text:style-name="P3"/>
      <text:p text:style-name="P3"/>
      <text:p text:style-name="P3"/>
      <text:p text:style-name="P4"><text:span text:style-name="T5">Выполнил учени</text:span><text:span text:style-name="T6">ца</text:span><text:span text:style-name="T5"> </text:span><text:span text:style-name="T6">7В</text:span><text:span text:style-name="T5"> класса</text:span></text:p>
      <text:p text:style-name="P7"><text:span text:style-name="T5">Хамматова Диана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6">Челябинск</text:span><text:span text:style-name="T5">,</text:span></text:p>
      <text:p text:style-name="P2"><text:span text:style-name="T5"><text:s/>20</text:span><text:span text:style-name="T6">2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uisseIntl" svg:font-family="SuisseIntl, Helvetica, Arial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лександр</meta:initial-creator>
    <meta:keyword>как</meta:keyword>
    <meta:keyword>правильно</meta:keyword>
    <meta:keyword>оформить</meta:keyword>
    <meta:keyword>титульный</meta:keyword>
    <meta:keyword>лист</meta:keyword>
    <meta:keyword>доклада</meta:keyword>
    <meta:keyword>в</meta:keyword>
    <meta:keyword>школу</meta:keyword>
    <meta:editing-cycles>4</meta:editing-cycles>
    <meta:creation-date>2020-12-29T05:52:00</meta:creation-date>
    <dc:date>2024-03-05T12:09:57.696000000</dc:date>
    <meta:editing-duration>PT4M20S</meta:editing-duration>
    <meta:generator>LibreOffice/7.2.5.2$Windows_X86_64 LibreOffice_project/499f9727c189e6ef3471021d6132d4c694f357e5</meta:generator>
    <meta:document-statistic meta:table-count="0" meta:image-count="0" meta:object-count="0" meta:page-count="1" meta:paragraph-count="8" meta:word-count="25" meta:character-count="184" meta:non-whitespace-character-count="162"/>
    <meta:user-defined meta:name="AppVersion">16.0000</meta:user-defined>
    <meta:template xlink:type="simple" xlink:actuate="onRequest" xlink:title="Normal" xlink:href=""/>
  </office:meta>
</office:document-meta>
</file>